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F" svg:font-family="" style:font-family-generic="roman"/>
    <style:font-face style:name="Inter" svg:font-family="Inter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3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236in"/>
    </style:style>
    <style:style style:name="co5" style:family="table-column">
      <style:table-column-properties fo:break-before="auto" style:column-width="3.4744in"/>
    </style:style>
    <style:style style:name="co6" style:family="table-column">
      <style:table-column-properties fo:break-before="auto" style:column-width="1.070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5091in" fo:break-before="auto" style:use-optimal-row-height="true"/>
    </style:style>
    <style:style style:name="ro4" style:family="table-row">
      <style:table-row-properties style:row-height="0.2047in" fo:break-before="auto" style:use-optimal-row-height="true"/>
    </style:style>
    <style:style style:name="ro5" style:family="table-row">
      <style:table-row-properties style:row-height="0.211in" fo:break-before="auto" style:use-optimal-row-height="true"/>
    </style:style>
    <style:style style:name="ro6" style:family="table-row">
      <style:table-row-properties style:row-height="0.3571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8" number:automatic-order="true" number:format-source="language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ce9" style:family="table-cell" style:parent-style-name="Default">
      <style:table-cell-properties fo:padding="0.028in"/>
    </style:style>
    <style:style style:name="ce2" style:family="table-cell" style:parent-style-name="Default" style:data-style-name="N38">
      <style:table-cell-properties fo:padding="0.028in"/>
      <style:text-properties fo:font-weight="bold" style:font-weight-asian="bold" style:font-weight-complex="bold"/>
    </style:style>
    <style:style style:name="ce4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15" style:family="table-cell" style:parent-style-name="Default">
      <style:table-cell-properties fo:padding="0.028in"/>
    </style:style>
    <style:style style:name="ce16" style:family="table-cell" style:parent-style-name="Default">
      <style:text-properties fo:color="#aeb0b7" style:text-outline="false" style:text-line-through-style="none" style:text-line-through-type="none" style:font-name="In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nter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padding="0.028in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padding="0.028in"/>
      <style:text-properties style:font-name="Arial" style:font-name-asian="Arial Unicode MS" style:font-name-complex="Arial Unicode MS"/>
    </style:style>
    <style:style style:name="ce11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12" style:family="table-cell" style:parent-style-name="Default">
      <style:table-cell-properties fo:padding="0.028in"/>
    </style:style>
    <style:style style:name="ce17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padding="0.028in"/>
      <style:paragraph-properties fo:text-align="start" fo:margin-left="0in"/>
    </style:style>
    <style:style style:name="ce14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19" style:family="table-cell" style:parent-style-name="Default">
      <style:table-cell-properties fo:padding="0.028in"/>
      <style:map style:condition="is-true-formula([.$Z9]=&quot;Ссылка&quot;)" style:apply-style-name="Безымянный5" style:base-cell-address="'push stops'.B9"/>
    </style:style>
    <style:style style:name="ce23" style:family="table-cell" style:parent-style-name="Default">
      <style:text-properties style:text-outline="false" style:text-line-through-style="none" style:text-line-through-type="none" style:font-name="JetBrains Mono" fo:font-size="9pt" fo:language="en" fo:country="US" fo:text-shadow="none" style:text-underline-style="none" fo:font-weight="normal" style:text-underline-mode="continuous" style:text-overline-mode="continuous" style:text-line-through-mode="continuous" style:font-name-asian="JetBrains Mono" style:font-size-asian="9pt" style:language-asian="en" style:country-asian="US" style:font-weight-asian="normal" style:font-size-complex="5.09999990463257pt" style:language-complex="en" style:country-complex="US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text-outline="false" style:text-line-through-style="none" style:text-line-through-type="none" style:font-name="JetBrains Mono" fo:font-size="9pt" fo:language="none" fo:country="none" fo:text-shadow="none" style:text-underline-style="none" fo:font-weight="normal" style:text-underline-mode="continuous" style:text-overline-mode="continuous" style:text-line-through-mode="continuous" style:font-name-asian="JetBrains Mono" style:font-size-asian="9pt" style:language-asian="none" style:country-asian="none" style:font-weight-asian="normal" style:font-size-complex="9pt" style:language-complex="none" style:country-complex="none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fo:color="#6d6d6d" style:text-outline="false" style:text-line-through-style="none" style:text-line-through-type="none" style:font-name="JetBrai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padding="0.028in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26" style:family="table-cell" style:parent-style-name="Default">
      <style:text-properties fo:color="#aeb0b7" style:text-outline="false" style:text-line-through-style="none" style:text-line-through-type="none" style:font-name="In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nter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padding="0.028in"/>
      <style:map style:condition="is-true-formula([.$Z2]=&quot;Ссылка&quot;)" style:apply-style-name="Безымянный5" style:base-cell-address="TP.A2"/>
    </style:style>
    <style:style style:name="T1" style:family="text">
      <style:text-properties fo:color="#6d6d6d" style:font-name="JetBrains Mono" fo:font-size="9pt" fo:font-weight="normal" fo:font-style="normal" style:font-name-asian="JetBrains Mono" style:font-name-complex="JetBrains Mono" style:font-size-asian="9pt" style:font-size-complex="5.09999990463257pt" style:font-weight-asian="normal" style:font-weight-complex="normal" style:font-style-asian="normal" style:font-style-complex="normal"/>
    </style:style>
    <style:style style:name="T2" style:family="text">
      <style:text-properties style:font-name="JetBrains Mono" fo:font-size="9pt" fo:font-weight="normal" style:font-name-asian="JetBrains Mono" style:font-name-complex="JetBrains Mono" style:font-size-asian="9pt" style:font-size-complex="5.09999990463257pt" style:font-weight-asian="normal" style:font-weight-complex="normal" fo:color="#98b61c" fo:font-style="italic" style:font-style-asian="italic" style:font-style-complex="italic"/>
    </style:style>
    <style:style style:name="T3" style:family="text">
      <style:text-properties fo:color="#6d6d6d" style:font-name="JetBrains Mono" fo:font-size="9pt" fo:font-weight="normal" fo:font-style="normal" style:font-name-asian="JetBrains Mono" style:font-name-complex="JetBrains Mono" style:font-size-asian="9pt" style:font-size-complex="9pt" style:font-weight-asian="normal" style:font-weight-complex="normal" style:font-style-asian="normal" style:font-style-complex="normal"/>
    </style:style>
    <style:style style:name="T4" style:family="text">
      <style:text-properties style:font-name="JetBrains Mono" fo:font-size="9pt" fo:font-weight="normal" style:font-name-asian="JetBrains Mono" style:font-name-complex="JetBrains Mono" style:font-size-asian="9pt" style:font-size-complex="9pt" style:font-weight-asian="normal" style:font-weight-complex="normal" fo:color="#98b61c" fo:font-style="italic" style:font-style-asian="italic" style:font-style-complex="italic"/>
    </style:style>
    <style:style style:name="T5" style:family="text">
      <style:text-properties style:font-name="JetBrains Mono" fo:font-size="9pt" fo:font-weight="normal" fo:font-style="normal" style:font-name-asian="JetBrains Mono" style:font-name-complex="JetBrains Mono" style:font-size-asian="9pt" style:font-size-complex="5.09999990463257pt" style:font-weight-asian="normal" style:font-weight-complex="normal" style:font-style-asian="normal" style:font-style-complex="normal" fo:color="#85609a"/>
    </style:style>
    <style:style style:name="T6" style:family="text">
      <style:text-properties style:font-name="JetBrains Mono" fo:font-size="9pt" fo:font-weight="normal" fo:font-style="normal" style:font-name-asian="JetBrains Mono" style:font-name-complex="JetBrains Mono" style:font-size-asian="9pt" style:font-size-complex="5.09999990463257pt" style:font-weight-asian="normal" style:font-weight-complex="normal" style:font-style-asian="normal" style:font-style-complex="normal" fo:color="#99a8ba"/>
    </style:style>
    <style:style style:name="T7" style:family="text">
      <style:text-properties style:font-name="JetBrains Mono" fo:font-size="9pt" fo:font-weight="normal" style:font-name-asian="JetBrains Mono" style:font-name-complex="JetBrains Mono" style:font-size-asian="9pt" style:font-size-complex="5.09999990463257pt" style:font-weight-asian="normal" style:font-weight-complex="normal" fo:color="#85609a" fo:font-style="italic" style:font-style-asian="italic" style:font-style-complex="italic"/>
    </style:style>
    <style:style style:name="T8" style:family="text">
      <style:text-properties style:font-name="JetBrains Mono" fo:font-size="9pt" fo:font-weight="normal" style:font-name-asian="JetBrains Mono" style:font-name-complex="JetBrains Mono" style:font-size-asian="9pt" style:font-size-complex="5.09999990463257pt" style:font-weight-asian="normal" style:font-weight-complex="normal" fo:color="#bf6426" fo:font-style="normal" style:font-style-asian="normal" style:font-style-complex="normal"/>
    </style:style>
    <style:style style:name="T9" style:family="text">
      <style:text-properties style:font-name="JetBrains Mono" fo:font-size="9pt" fo:font-weight="normal" style:font-name-asian="JetBrains Mono" style:font-name-complex="JetBrains Mono" style:font-size-asian="9pt" style:font-size-complex="5.09999990463257pt" style:font-weight-asian="normal" style:font-weight-complex="normal" fo:font-style="normal" style:font-style-asian="normal" style:font-style-complex="normal" fo:color="#85609a"/>
    </style:style>
    <style:style style:name="T10" style:family="text">
      <style:text-properties style:font-name="JetBrains Mono" fo:font-size="9pt" fo:font-weight="normal" style:font-name-asian="JetBrains Mono" style:font-name-complex="JetBrains Mono" style:font-size-asian="9pt" style:font-size-complex="5.09999990463257pt" style:font-weight-asian="normal" style:font-weight-complex="normal" fo:font-style="normal" style:font-style-asian="normal" style:font-style-complex="normal" fo:color="#99a8ba"/>
    </style:style>
    <style:style style:name="T11" style:family="text">
      <style:text-properties style:font-name="JetBrains Mono" fo:font-size="9pt" fo:font-weight="normal" style:font-name-asian="JetBrains Mono" style:font-name-complex="JetBrains Mono" style:font-size-asian="9pt" style:font-size-complex="5.09999990463257pt" style:font-weight-asian="normal" style:font-weight-complex="normal" fo:font-style="normal" style:font-style-asian="normal" style:font-style-complex="normal" fo:color="#bf6426"/>
    </style:style>
  </office:automatic-styles>
  <office:body>
    <office:spreadsheet>
      <table:table table:name="diary" table:style-name="ta1" table:print="false">
        <table:table-column table:style-name="co1" table:default-cell-style-name="ce9"/>
        <table:table-column table:style-name="co2" table:number-columns-repeated="1023" table:default-cell-style-name="ce9"/>
        <table:table-row table:style-name="ro1">
          <table:table-cell table:number-columns-repeated="1024"/>
        </table:table-row>
        <table:table-row table:style-name="ro1">
          <table:table-cell table:style-name="ce2" office:value-type="date" office:date-value="2025-08-23" calcext:value-type="date">
            <text:p>Saturday, August 23, 2025</text:p>
          </table:table-cell>
          <table:table-cell table:number-columns-repeated="1023"/>
        </table:table-row>
        <table:table-row table:style-name="ro1">
          <table:table-cell table:style-name="ce2"/>
          <table:table-cell office:value-type="string" calcext:value-type="string">
            <text:p>Сегодня движ начался в 01:00 utc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<text:s/>= мб дожидаться?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string" calcext:value-type="string">
            <text:p>надо разресёрчить что там с KillSwitch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date" office:date-value="2025-08-24" calcext:value-type="date">
            <text:p>Sunday, August 24, 2025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Сегодня как будто был движ в 11:50 utc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По итогу дотянули eth до 4960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И дампнули в ~ 19:30 ut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Плюс закололи битком вниз и вернули немного наверх</text:p>
          </table:table-cell>
          <table:table-cell table:number-columns-repeated="1021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pl" table:style-name="ta1" table:print="false">
        <table:table-column table:style-name="co2" table:number-columns-repeated="1024" table:default-cell-style-name="ce9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ew" table:style-name="ta1" table:print="false">
        <table:table-column table:style-name="co2" table:number-columns-repeated="1024" table:default-cell-style-name="ce9"/>
        <table:table-row table:style-name="ro1">
          <table:table-cell office:value-type="string" calcext:value-type="string">
            <text:p>19.08.25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AUTOopen (to average true im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%/ATH !!!!!!!!!!! hot !!!!!!!!!!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eview open with buyGrid (by default some volume to profit side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utput change also in terminal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float" office:value="23.08" calcext:value-type="float">
            <text:p>23.08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buyGrid on ope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rders doubles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open: nearest ath – second condition</text:p>
            <text:p>          It has no sense to open near the bottom</text:p>
            <text:p>          Or near (some percent) from nearest right pullback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nd out if SMC works for shitcoin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ry agg orders</text:p>
          </table:table-cell>
          <table:table-cell table:number-columns-repeated="1022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urrent" table:style-name="ta1" table:print="false">
        <table:table-column table:style-name="co4" table:default-cell-style-name="ce15"/>
        <table:table-column table:style-name="co2" table:number-columns-repeated="2" table:default-cell-style-name="ce15"/>
        <table:table-column table:style-name="co5" table:default-cell-style-name="ce15"/>
        <table:table-column table:style-name="co2" table:number-columns-repeated="21" table:default-cell-style-name="ce15"/>
        <table:table-column table:style-name="co6" table:default-cell-style-name="ce15"/>
        <table:table-column table:style-name="co2" table:number-columns-repeated="998" table:default-cell-style-name="ce15"/>
        <table:table-row table:style-name="ro4">
          <table:table-cell office:value-type="string" calcext:value-type="string">
            <text:p>Mb 22?</text:p>
          </table:table-cell>
          <table:table-cell table:number-columns-repeated="25"/>
          <table:table-cell table:formula="of:=IF(ISNUMBER(SEARCH(&quot;$&quot;; FORMULA([.B1]))); &quot;Ссылка&quot;; &quot;&quot;)">
            <text:p/>
          </table:table-cell>
          <table:table-cell table:number-columns-repeated="997"/>
        </table:table-row>
        <table:table-row table:style-name="ro1">
          <table:table-cell table:number-columns-repeated="26"/>
          <table:table-cell table:formula="of:=IF(ISNUMBER(SEARCH(&quot;$&quot;; FORMULA([.B2]))); &quot;Ссылка&quot;; &quot;&quot;)">
            <text:p/>
          </table:table-cell>
          <table:table-cell table:number-columns-repeated="997"/>
        </table:table-row>
        <table:table-row table:style-name="ro5">
          <table:table-cell table:style-name="ce16" office:value-type="string" calcext:value-type="string">
            <text:p><text:a xlink:href="#$trading.$A$2" xlink:type="simple">CoverLossesAfterCloseByMarketConsumerDraft</text:a></text:p>
          </table:table-cell>
          <table:table-cell table:number-columns-repeated="25"/>
          <table:table-cell table:formula="of:=IF(ISNUMBER(SEARCH(&quot;$&quot;; FORMULA([.B3]))); &quot;Ссылка&quot;; &quot;&quot;)">
            <text:p/>
          </table:table-cell>
          <table:table-cell table:number-columns-repeated="997"/>
        </table:table-row>
        <table:table-row table:style-name="ro4">
          <table:table-cell office:value-type="string" calcext:value-type="string">
            <text:p><text:a xlink:href="#$new.$B$11" xlink:type="simple">buyGrid on open</text:a></text:p>
          </table:table-cell>
          <table:table-cell table:number-columns-repeated="25"/>
          <table:table-cell table:formula="of:=IF(ISNUMBER(SEARCH(&quot;$&quot;; FORMULA([.B4]))); &quot;Ссылка&quot;; &quot;&quot;)">
            <text:p/>
          </table:table-cell>
          <table:table-cell table:number-columns-repeated="997"/>
        </table:table-row>
        <table:table-row table:style-name="ro4">
          <table:table-cell office:value-type="string" calcext:value-type="string">
            <text:p><text:a xlink:href="#$'alarm | watch'.$B$13" xlink:type="simple">SymbolFIlter? Near ATH</text:a></text:p>
          </table:table-cell>
          <table:table-cell table:number-columns-repeated="25"/>
          <table:table-cell table:formula="of:=IF(ISNUMBER(SEARCH(&quot;$&quot;; FORMULA([.B5]))); &quot;Ссылка&quot;; &quot;&quot;)">
            <text:p/>
          </table:table-cell>
          <table:table-cell table:number-columns-repeated="997"/>
        </table:table-row>
        <table:table-row table:style-name="ro4">
          <table:table-cell table:style-name="ce7" office:value-type="string" calcext:value-type="string">
            <text:p><text:a xlink:href="#$stops.$B$8" xlink:type="simple">возможно TradingStyle::Cautious также должен отключать и forceBuy</text:a></text:p>
          </table:table-cell>
          <table:table-cell table:number-columns-repeated="25"/>
          <table:table-cell table:formula="of:=IF(ISNUMBER(SEARCH(&quot;$&quot;; FORMULA([.B6]))); &quot;Ссылка&quot;; &quot;&quot;)">
            <text:p/>
          </table:table-cell>
          <table:table-cell table:number-columns-repeated="997"/>
        </table:table-row>
        <table:table-row table:style-name="ro4">
          <table:table-cell office:value-type="string" calcext:value-type="string">
            <text:p><text:a xlink:href="#$openPosition.$A$9" xlink:type="simple">Add TP when open position</text:a></text:p>
          </table:table-cell>
          <table:table-cell table:number-columns-repeated="25"/>
          <table:table-cell table:formula="of:=IF(ISNUMBER(SEARCH(&quot;$&quot;; FORMULA([.B7]))); &quot;Ссылка&quot;; &quot;&quot;)">
            <text:p/>
          </table:table-cell>
          <table:table-cell table:number-columns-repeated="997"/>
        </table:table-row>
        <table:table-row table:style-name="ro4">
          <table:table-cell table:style-name="ce18" office:value-type="string" calcext:value-type="string">
            <text:p><text:a xlink:href="#$TP.$A$2" xlink:type="simple">some dst =&gt; fix 1/3 + some stops grid to position after some pnl%</text:a>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<text:a xlink:href="#$'push stops'.$B$9" xlink:type="simple">also push fixations as cond when became actual (some dst from ta)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6"/>
          <table:table-cell table:formula="of:=IF(ISNUMBER(SEARCH(&quot;$&quot;; FORMULA([.B11]))); &quot;Ссылка&quot;; &quot;&quot;)">
            <text:p/>
          </table:table-cell>
          <table:table-cell table:number-columns-repeated="997"/>
        </table:table-row>
        <table:table-row table:style-name="ro1">
          <table:table-cell table:style-name="ce11" office:value-type="string" calcext:value-type="string">
            <text:p>#autoOpen</text:p>
          </table:table-cell>
          <table:table-cell table:number-columns-repeated="25"/>
          <table:table-cell table:formula="of:=IF(ISNUMBER(SEARCH(&quot;$&quot;; FORMULA([.B12]))); &quot;Ссылка&quot;; &quot;&quot;)">
            <text:p/>
          </table:table-cell>
          <table:table-cell table:number-columns-repeated="997"/>
        </table:table-row>
        <table:table-row table:style-name="ro4">
          <table:table-cell table:style-name="ce12" office:value-type="string" calcext:value-type="string">
            <text:p><text:a xlink:href="#$openPosition.$A$8" xlink:type="simple">@todo | autoOpen | check buyOrders volume</text:a></text:p>
          </table:table-cell>
          <table:table-cell table:style-name="ce12" table:number-columns-repeated="25"/>
          <table:table-cell table:style-name="ce12" table:formula="of:=IF(ISNUMBER(SEARCH(&quot;$&quot;; FORMULA([.B13]))); &quot;Ссылка&quot;; &quot;&quot;)">
            <text:p/>
          </table:table-cell>
          <table:table-cell table:style-name="ce12" table:number-columns-repeated="997"/>
        </table:table-row>
        <table:table-row table:style-name="ro1">
          <table:table-cell table:number-columns-repeated="26"/>
          <table:table-cell table:formula="of:=IF(ISNUMBER(SEARCH(&quot;$&quot;; FORMULA([.B14]))); &quot;Ссылка&quot;; &quot;&quot;)">
            <text:p/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a xlink:href="#$other.$A$2" xlink:type="simple">@todo | ordersCache</text:a>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4">
          <table:table-cell office:value-type="string" calcext:value-type="string">
            <text:p>add context for stop length and try to add to grid</text:p>
          </table:table-cell>
          <table:table-cell table:number-columns-repeated="25"/>
          <table:table-cell table:formula="of:=IF(ISNUMBER(SEARCH(&quot;$&quot;; FORMULA([.B20]))); &quot;Ссылка&quot;; &quot;&quot;)">
            <text:p/>
          </table:table-cell>
          <table:table-cell table:number-columns-repeated="997"/>
        </table:table-row>
        <table:table-row table:style-name="ro1">
          <table:table-cell table:number-columns-repeated="26"/>
          <table:table-cell table:formula="of:=IF(ISNUMBER(SEARCH(&quot;$&quot;; FORMULA([.B21]))); &quot;Ссылка&quot;; &quot;&quot;)">
            <text:p/>
          </table:table-cell>
          <table:table-cell table:number-columns-repeated="997"/>
        </table:table-row>
        <table:table-row table:style-name="ro1">
          <table:table-cell table:style-name="ce9" office:value-type="string" calcext:value-type="string">
            <text:p>check breakeven</text:p>
          </table:table-cell>
          <table:table-cell table:style-name="ce9"/>
          <table:table-cell table:number-columns-repeated="24"/>
          <table:table-cell table:formula="of:=IF(ISNUMBER(SEARCH(&quot;$&quot;; FORMULA([.B22]))); &quot;Ссылка&quot;; &quot;&quot;)">
            <text:p/>
          </table:table-cell>
          <table:table-cell table:number-columns-repeated="997"/>
        </table:table-row>
        <table:table-row table:style-name="ro1">
          <table:table-cell table:style-name="ce9" office:value-type="string" calcext:value-type="string">
            <text:p>schedule</text:p>
          </table:table-cell>
          <table:table-cell table:style-name="ce9"/>
          <table:table-cell table:number-columns-repeated="24"/>
          <table:table-cell table:formula="of:=IF(ISNUMBER(SEARCH(&quot;$&quot;; FORMULA([.B23]))); &quot;Ссылка&quot;; &quot;&quot;)">
            <text:p/>
          </table:table-cell>
          <table:table-cell table:number-columns-repeated="997"/>
        </table:table-row>
        <table:table-row table:style-name="ro4">
          <table:table-cell table:style-name="ce9"/>
          <table:table-cell table:style-name="ce9" office:value-type="string" calcext:value-type="string">
            <text:p>activ evety 5 min?</text:p>
          </table:table-cell>
          <table:table-cell table:number-columns-repeated="24"/>
          <table:table-cell table:formula="of:=IF(ISNUMBER(SEARCH(&quot;$&quot;; FORMULA([.B24]))); &quot;Ссылка&quot;; &quot;&quot;)">
            <text:p/>
          </table:table-cell>
          <table:table-cell table:number-columns-repeated="997"/>
        </table:table-row>
        <table:table-row table:style-name="ro1">
          <table:table-cell table:number-columns-repeated="26"/>
          <table:table-cell table:formula="of:=IF(ISNUMBER(SEARCH(&quot;$&quot;; FORMULA([.B25]))); &quot;Ссылка&quot;; &quot;&quot;)">
            <text:p/>
          </table:table-cell>
          <table:table-cell table:number-columns-repeated="997"/>
        </table:table-row>
        <table:table-row table:style-name="ro4">
          <table:table-cell office:value-type="string" calcext:value-type="string">
            <text:p>strong stops def</text:p>
          </table:table-cell>
          <table:table-cell table:number-columns-repeated="2"/>
          <table:table-cell table:style-name="ce8"/>
          <table:table-cell table:number-columns-repeated="22"/>
          <table:table-cell table:formula="of:=IF(ISNUMBER(SEARCH(&quot;$&quot;; FORMULA([.B26]))); &quot;Ссылка&quot;; &quot;&quot;)">
            <text:p/>
          </table:table-cell>
          <table:table-cell table:number-columns-repeated="997"/>
        </table:table-row>
        <table:table-row table:style-name="ro1">
          <table:table-cell table:number-columns-repeated="26"/>
          <table:table-cell table:formula="of:=IF(ISNUMBER(SEARCH(&quot;$&quot;; FORMULA([.B27]))); &quot;Ссылка&quot;; &quot;&quot;)">
            <text:p/>
          </table:table-cell>
          <table:table-cell table:number-columns-repeated="997"/>
        </table:table-row>
        <table:table-row table:style-name="ro1">
          <table:table-cell table:number-columns-repeated="26"/>
          <table:table-cell table:formula="of:=IF(ISNUMBER(SEARCH(&quot;$&quot;; FORMULA([.B28]))); &quot;Ссылка&quot;; &quot;&quot;)">
            <text:p/>
          </table:table-cell>
          <table:table-cell table:number-columns-repeated="997"/>
        </table:table-row>
        <table:table-row table:style-name="ro4">
          <table:table-cell office:value-type="string" calcext:value-type="string">
            <text:p>position closed notification</text:p>
          </table:table-cell>
          <table:table-cell table:number-columns-repeated="25"/>
          <table:table-cell table:formula="of:=IF(ISNUMBER(SEARCH(&quot;$&quot;; FORMULA([.B29]))); &quot;Ссылка&quot;; &quot;&quot;)">
            <text:p/>
          </table:table-cell>
          <table:table-cell table:number-columns-repeated="997"/>
        </table:table-row>
        <table:table-row table:style-name="ro6">
          <table:table-cell office:value-type="string" calcext:value-type="string">
            <text:p>d</text:p>
            <text:p>Auto handler that applies if c.t changed for some percent</text:p>
          </table:table-cell>
          <table:table-cell table:number-columns-repeated="25"/>
          <table:table-cell table:formula="of:=IF(ISNUMBER(SEARCH(&quot;$&quot;; FORMULA([.B30]))); &quot;Ссылка&quot;; &quot;&quot;)">
            <text:p/>
          </table:table-cell>
          <table:table-cell table:number-columns-repeated="997"/>
        </table:table-row>
        <table:table-row table:style-name="ro1">
          <table:table-cell table:number-columns-repeated="26"/>
          <table:table-cell table:formula="of:=IF(ISNUMBER(SEARCH(&quot;$&quot;; FORMULA([.B31]))); &quot;Ссылка&quot;; &quot;&quot;)">
            <text:p/>
          </table:table-cell>
          <table:table-cell table:number-columns-repeated="997"/>
        </table:table-row>
        <table:table-row table:style-name="ro1">
          <table:table-cell table:number-columns-repeated="26"/>
          <table:table-cell table:formula="of:=IF(ISNUMBER(SEARCH(&quot;$&quot;; FORMULA([.B32]))); &quot;Ссылка&quot;; &quot;&quot;)">
            <text:p/>
          </table:table-cell>
          <table:table-cell table:number-columns-repeated="997"/>
        </table:table-row>
        <table:table-row table:style-name="ro1">
          <table:table-cell table:style-name="ce17"/>
          <table:table-cell table:number-columns-repeated="25"/>
          <table:table-cell table:formula="of:=IF(ISNUMBER(SEARCH(&quot;$&quot;; FORMULA([.B33]))); &quot;Ссылка&quot;; &quot;&quot;)">
            <text:p/>
          </table:table-cell>
          <table:table-cell table:number-columns-repeated="997"/>
        </table:table-row>
        <table:table-row table:style-name="ro1">
          <table:table-cell table:number-columns-repeated="26"/>
          <table:table-cell table:formula="of:=IF(ISNUMBER(SEARCH(&quot;$&quot;; FORMULA([.B34]))); &quot;Ссылка&quot;; &quot;&quot;)">
            <text:p/>
          </table:table-cell>
          <table:table-cell table:number-columns-repeated="997"/>
        </table:table-row>
        <table:table-row table:style-name="ro1">
          <table:table-cell table:style-name="ce16"/>
          <table:table-cell table:number-columns-repeated="25"/>
          <table:table-cell table:formula="of:=IF(ISNUMBER(SEARCH(&quot;$&quot;; FORMULA([.B35]))); &quot;Ссылка&quot;; &quot;&quot;)">
            <text:p/>
          </table:table-cell>
          <table:table-cell table:number-columns-repeated="997"/>
        </table:table-row>
        <table:table-row table:style-name="ro1">
          <table:table-cell table:number-columns-repeated="26"/>
          <table:table-cell table:formula="of:=IF(ISNUMBER(SEARCH(&quot;$&quot;; FORMULA([.B36]))); &quot;Ссылка&quot;; &quot;&quot;)">
            <text:p/>
          </table:table-cell>
          <table:table-cell table:number-columns-repeated="997"/>
        </table:table-row>
        <table:table-row table:style-name="ro1">
          <table:table-cell table:number-columns-repeated="26"/>
          <table:table-cell table:formula="of:=IF(ISNUMBER(SEARCH(&quot;$&quot;; FORMULA([.B37]))); &quot;Ссылка&quot;; &quot;&quot;)">
            <text:p/>
          </table:table-cell>
          <table:table-cell table:number-columns-repeated="997"/>
        </table:table-row>
        <table:table-row table:style-name="ro1">
          <table:table-cell table:number-columns-repeated="26"/>
          <table:table-cell table:formula="of:=IF(ISNUMBER(SEARCH(&quot;$&quot;; FORMULA([.B38]))); &quot;Ссылка&quot;; &quot;&quot;)">
            <text:p/>
          </table:table-cell>
          <table:table-cell table:number-columns-repeated="997"/>
        </table:table-row>
        <table:table-row table:style-name="ro1">
          <table:table-cell table:number-columns-repeated="26"/>
          <table:table-cell table:formula="of:=IF(ISNUMBER(SEARCH(&quot;$&quot;; FORMULA([.B39]))); &quot;Ссылка&quot;; &quot;&quot;)">
            <text:p/>
          </table:table-cell>
          <table:table-cell table:number-columns-repeated="997"/>
        </table:table-row>
        <table:table-row table:style-name="ro1">
          <table:table-cell table:number-columns-repeated="26"/>
          <table:table-cell table:formula="of:=IF(ISNUMBER(SEARCH(&quot;$&quot;; FORMULA([.B40]))); &quot;Ссылка&quot;; &quot;&quot;)">
            <text:p/>
          </table:table-cell>
          <table:table-cell table:number-columns-repeated="997"/>
        </table:table-row>
        <table:table-row table:style-name="ro1">
          <table:table-cell table:number-columns-repeated="26"/>
          <table:table-cell table:formula="of:=IF(ISNUMBER(SEARCH(&quot;$&quot;; FORMULA([.B41]))); &quot;Ссылка&quot;; &quot;&quot;)">
            <text:p/>
          </table:table-cell>
          <table:table-cell table:number-columns-repeated="997"/>
        </table:table-row>
        <table:table-row table:style-name="ro1">
          <table:table-cell table:number-columns-repeated="26"/>
          <table:table-cell table:formula="of:=IF(ISNUMBER(SEARCH(&quot;$&quot;; FORMULA([.B42]))); &quot;Ссылка&quot;; &quot;&quot;)">
            <text:p/>
          </table:table-cell>
          <table:table-cell table:number-columns-repeated="997"/>
        </table:table-row>
        <table:table-row table:style-name="ro1">
          <table:table-cell table:number-columns-repeated="26"/>
          <table:table-cell table:formula="of:=IF(ISNUMBER(SEARCH(&quot;$&quot;; FORMULA([.B43]))); &quot;Ссылка&quot;; &quot;&quot;)">
            <text:p/>
          </table:table-cell>
          <table:table-cell table:number-columns-repeated="997"/>
        </table:table-row>
        <table:table-row table:style-name="ro1" table:number-rows-repeated="20">
          <table:table-cell table:number-columns-repeated="1024"/>
        </table:table-row>
        <table:table-row table:style-name="ro1">
          <table:table-cell table:number-columns-repeated="25"/>
          <table:table-cell table:formula="of:=IF(ISNUMBER(SEARCH(&quot;$&quot;; FORMULA([.A64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65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66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67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68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69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70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71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72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73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74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75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76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77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78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79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80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81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82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83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84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85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86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87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88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89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90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91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92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93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94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95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96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97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98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99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100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101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102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103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104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105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106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107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108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109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110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111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112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113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114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!&quot;; FORMULA([.A115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!&quot;; FORMULA([.A116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!&quot;; FORMULA([.A117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!&quot;; FORMULA([.A118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!&quot;; FORMULA([.A119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!&quot;; FORMULA([.A120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!&quot;; FORMULA([.A121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!&quot;; FORMULA([.A122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!&quot;; FORMULA([.A123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!&quot;; FORMULA([.A124]))); &quot;Ссылка&quot;; &quot;&quot;)">
            <text:p/>
          </table:table-cell>
          <table:table-cell table:number-columns-repeated="998"/>
        </table:table-row>
        <table:table-row table:style-name="ro2" table:number-rows-repeated="1048450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push stops" table:style-name="ta1" table:print="false">
        <table:table-column table:style-name="co2" table:number-columns-repeated="1024" table:default-cell-style-name="ce9"/>
        <table:table-row table:style-name="ro1">
          <table:table-cell table:style-name="ce14" office:value-type="string" calcext:value-type="string">
            <text:p>PushAllMainPositionsStopsHandle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нужно ускорить его работу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сейчас он запускает push по всем позициям, хотя по некоторым НЕТ НЕОБХОДИМОСТИ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это увеличивает время обработки команды, а итогда это КРИТИЧНО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ushStops</text:p>
          </table:table-cell>
          <table:table-cell table:number-columns-repeated="1023"/>
        </table:table-row>
        <table:table-row table:style-name="ro4">
          <table:table-cell/>
          <table:table-cell table:style-name="ce19" office:value-type="string" calcext:value-type="string">
            <text:p>also push fixations as cond when became actual (some dst from ta)</text:p>
          </table:table-cell>
          <table:table-cell table:number-columns-repeated="1022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push stops'.B9:'push stops'.B9">
            <calcext:condition calcext:apply-style-name="Безымянный5" calcext:value="formula-is([.$Z9]=&quot;Ссылка&quot;)" calcext:base-cell-address="'push stops'.B9"/>
          </calcext:conditional-format>
        </calcext:conditional-formats>
      </table:table>
      <table:table table:name="alarm | watch" table:style-name="ta1" table:print="false">
        <table:table-column table:style-name="co2" table:number-columns-repeated="1024" table:default-cell-style-name="ce9"/>
        <table:table-row table:style-name="ro1">
          <table:table-cell table:style-name="ce4" office:value-type="string" calcext:value-type="string">
            <text:p>CheckPassedLiquidationDistanceHandler</text:p>
          </table:table-cell>
          <table:table-cell table:number-columns-repeated="1023"/>
        </table:table-row>
        <table:table-row table:style-name="ro1">
          <table:table-cell/>
          <table:table-cell table:style-name="ce23" office:value-type="string" calcext:value-type="string">
            <text:p><text:span text:style-name="T1">@</text:span><text:span text:style-name="T2">todo | CheckPassedLiquidationDistanceHandler | handle case when liquidation placed before entry</text:span>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4" office:value-type="string" calcext:value-type="string">
            <text:p>CheckOpenedPositionsStopsJo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heck that some position part is under stop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d check that `additionalStopFromLiquidationHandler` exists if there is no manual stops between ticker and liquidationPrice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heckSignificantPriceChange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SymbolFIlter? Near ATH</text:p>
          </table:table-cell>
          <table:table-cell table:number-columns-repeated="1022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y" table:style-name="ta1" table:print="false">
        <table:table-column table:style-name="co2" table:number-columns-repeated="1024" table:default-cell-style-name="ce9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penPosition" table:style-name="ta1" table:print="false">
        <table:table-column table:style-name="co2" table:number-columns-repeated="1024" table:default-cell-style-name="ce9"/>
        <table:table-row table:style-name="ro1">
          <table:table-cell table:number-columns-repeated="1024"/>
        </table:table-row>
        <table:table-row table:style-name="ro1">
          <table:table-cell table:formula="of:=[$new.$B$11]" office:value-type="string" office:string-value="buyGrid on open" calcext:value-type="string">
            <text:p>buyGrid on ope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heck total los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>
            <text:p><text:span text:style-name="T1">@</text:span><text:span text:style-name="T2">todo | autoOpen | check funding</text:span>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<text:span text:style-name="T3">@</text:span><text:span text:style-name="T4">todo | autoOpen | mb without stops in case of very small amount?</text:span>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<text:span text:style-name="T3">@</text:span><text:span text:style-name="T4">todo | autoOpen | check buyOrders volume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d TP when open position</text:p>
          </table:table-cell>
          <table:table-cell table:number-columns-repeated="1023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ops" table:style-name="ta1" table:print="false">
        <table:table-column table:style-name="co2" table:number-columns-repeated="1024" table:default-cell-style-name="ce9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подумать над выбором mark vs index</text:p>
          </table:table-cell>
          <table:table-cell table:number-columns-repeated="1023"/>
        </table:table-row>
        <table:table-row table:style-name="ro1">
          <table:table-cell/>
          <table:table-cell table:style-name="ce24" office:value-type="string" calcext:value-type="string">
            <text:p><text:s text:c="8"/>if ($distanceWithLiquidation &lt;= $distanceToUseMarkPrice) {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<text:span text:style-name="T1">            </text:span><text:span text:style-name="T5">$triggerBy </text:span><text:span text:style-name="T6">= TriggerBy::</text:span><text:span text:style-name="T7">MarkPrice</text:span><text:span text:style-name="T8">;  </text:span><text:span text:style-name="T9">$currentPrice </text:span><text:span text:style-name="T10">= </text:span><text:span text:style-name="T9">$ticker</text:span><text:span text:style-name="T10">-&gt;</text:span><text:span text:style-name="T9">markPrice</text:span><text:span text:style-name="T11">;</text:span>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reateBuyOrderAfterStopCommandHandler</text:p>
          </table:table-cell>
          <table:table-cell table:number-columns-repeated="1023"/>
        </table:table-row>
        <table:table-row table:style-name="ro1">
          <table:table-cell/>
          <table:table-cell table:style-name="ce4" office:value-type="string" calcext:value-type="string">
            <text:p>возможно TradingStyle::Cautious также должен отключать и forceBuy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25" office:value-type="string" calcext:value-type="string">
            <text:p>либо нужно добавить VeryCautios =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и возможно даже должны быть другие объёмы на докупку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и возможно это должно быть в виде стратегий</text:p>
          </table:table-cell>
          <table:table-cell table:number-columns-repeated="1021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tif" table:style-name="ta1" table:print="false">
        <table:table-column table:style-name="co2" table:number-columns-repeated="1024" table:default-cell-style-name="ce9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low internet</text:p>
          </table:table-cell>
          <table:table-cell table:number-columns-repeated="1023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ding" table:style-name="ta1" table:print="false">
        <table:table-column table:style-name="co2" table:number-columns-repeated="1024" table:default-cell-style-name="ce9"/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CoverLossesAfterCloseByMarketConsumerDraft</text:p>
          </table:table-cell>
          <table:table-cell table:number-columns-repeated="1023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P" table:style-name="ta1" table:print="false">
        <table:table-column table:style-name="co2" table:number-columns-repeated="1024" table:default-cell-style-name="ce9"/>
        <table:table-row table:style-name="ro1">
          <table:table-cell table:number-columns-repeated="1024"/>
        </table:table-row>
        <table:table-row table:style-name="ro4">
          <table:table-cell table:style-name="ce33" office:value-type="string" calcext:value-type="string">
            <text:p>some dst =&gt; fix 1/3 + some stops grid to position after some pnl%</text:p>
          </table:table-cell>
          <table:table-cell table:number-columns-repeated="1023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TP.A2:TP.A2">
            <calcext:condition calcext:apply-style-name="Безымянный5" calcext:value="formula-is([.$Z2]=&quot;Ссылка&quot;)" calcext:base-cell-address="TP.A2"/>
          </calcext:conditional-format>
        </calcext:conditional-formats>
      </table:table>
      <table:table table:name="other" table:style-name="ta1" table:print="false">
        <table:table-column table:style-name="co2" table:number-columns-repeated="1024" table:default-cell-style-name="ce9"/>
        <table:table-row table:style-name="ro2">
          <table:table-cell table:number-columns-repeated="1024"/>
        </table:table-row>
        <table:table-row table:style-name="ro1">
          <table:table-cell table:style-name="ce28" office:value-type="string" calcext:value-type="string">
            <text:p><text:span text:style-name="T3">@</text:span><text:span text:style-name="T4">todo | ordersCache</text:span></text:p>
          </table:table-cell>
          <table:table-cell table:number-columns-repeated="1023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F" svg:font-family="" style:font-family-generic="roman"/>
    <style:font-face style:name="Inter" svg:font-family="Inter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Безымянный1" style:family="table-cell" style:parent-style-name="Default">
      <style:table-cell-properties fo:background-color="#ff00cc"/>
    </style:style>
    <style:style style:name="Безымянный2" style:family="table-cell" style:parent-style-name="Default">
      <style:table-cell-properties fo:background-color="#0066cc"/>
    </style:style>
    <style:style style:name="Безымянный3" style:family="table-cell" style:parent-style-name="Default">
      <style:table-cell-properties fo:background-color="#0066ff"/>
    </style:style>
    <style:style style:name="Безымянный4" style:family="table-cell" style:parent-style-name="Default">
      <style:table-cell-properties fo:background-color="transparent"/>
    </style:style>
    <style:style style:name="Безымянный5" style:family="table-cell" style:parent-style-name="Default">
      <style:text-properties fo:color="#0066f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31">00/00/0000</text:date>, <text:time style:data-style-name="N2" text:time-value="02:58:25.729937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19T15:14:56</meta:creation-date>
    <meta:generator>LibreOffice/25.8.1.1$MacOSX_AARCH64 LibreOffice_project/54047653041915e595ad4e45cccea684809c77b5</meta:generator>
    <dc:date>2025-08-31T15:55:09.899933000</dc:date>
    <meta:editing-duration>P4DT14H36M3S</meta:editing-duration>
    <meta:editing-cycles>78</meta:editing-cycles>
    <meta:document-statistic meta:table-count="13" meta:cell-count="165" meta:object-count="0"/>
  </office:meta>
</office:document-meta>
</file>